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width="0.05cm" svg:stroke-color="#9b0b18" draw:marker-start-width="0.355cm" draw:marker-end-width="0.355cm" draw:fill-color="#ffffff" draw:textarea-horizontal-align="justify" draw:textarea-vertical-align="middle" draw:auto-grow-height="false" fo:min-height="7.95cm" fo:min-width="23.5cm" fo:padding-top="0.15cm" fo:padding-bottom="0.15cm" fo:padding-left="0.275cm" fo:padding-right="0.275cm"/>
    </style:style>
    <style:style style:name="gr2" style:family="graphic" style:parent-style-name="standard">
      <style:graphic-properties svg:stroke-width="0.05cm" svg:stroke-color="#9b0b18" draw:marker-start-width="0.355cm" draw:marker-end-width="0.355cm" draw:fill-color="#ffffff" draw:textarea-horizontal-align="justify" draw:textarea-vertical-align="middle" draw:auto-grow-height="false" fo:min-height="1.75cm" fo:min-width="6.7cm" fo:padding-top="0.15cm" fo:padding-bottom="0.15cm" fo:padding-left="0.275cm" fo:padding-right="0.275cm"/>
    </style:style>
    <style:style style:name="gr3" style:family="graphic" style:parent-style-name="standard">
      <style:graphic-properties svg:stroke-width="0.05cm" svg:stroke-color="#9b0b18" draw:marker-start-width="0.355cm" draw:marker-end-width="0.355cm" draw:fill-color="#ffffff" draw:textarea-horizontal-align="justify" draw:textarea-vertical-align="middle" draw:auto-grow-height="false" fo:min-height="1.75cm" fo:min-width="6.9cm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788cm"/>
    </style:style>
    <style:style style:name="gr5" style:family="graphic" style:parent-style-name="standard">
      <style:graphic-properties svg:stroke-color="#9b0b18" draw:fill="solid" draw:fill-color="#9b0b18" draw:opacity="50%" draw:textarea-horizontal-align="justify" draw:textarea-vertical-align="middle" draw:auto-grow-height="false" fo:min-height="3.27cm" fo:min-width="5.056cm" draw:shadow-opacity="50%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margin-left="0cm" fo:margin-right="0cm" fo:margin-top="0cm" fo:margin-bottom="0cm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5" style:family="paragraph">
      <style:paragraph-properties fo:text-align="center"/>
      <style:text-properties fo:color="#000000"/>
    </style:style>
    <style:style style:name="P6" style:family="paragraph">
      <loext:graphic-properties draw:fill="solid" draw:fill-color="#9b0b18" draw:opacity="50%"/>
      <style:paragraph-properties fo:text-align="center"/>
      <style:text-properties fo:color="#000000"/>
    </style:style>
    <style:style style:name="P7" style:family="paragraph">
      <loext:graphic-properties draw:fill-color="#ffffff"/>
    </style:style>
    <style:style style:name="T1" style:family="text">
      <style:text-properties fo:font-size="20pt" fo:font-weight="bold" style:font-size-asian="20pt" style:font-weight-asian="bold" style:font-size-complex="20pt" style:font-weight-complex="bold"/>
    </style:style>
    <style:style style:name="T2" style:family="text">
      <style:text-properties fo:color="#000000"/>
    </style:style>
    <style:style style:name="T3" style:family="text">
      <style:text-properties fo:color="#000000" fo:language="en" fo:country="U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cm" svg:height="8.2cm" svg:x="2cm" svg:y="2cm">
          <text:p/>
          <draw:enhanced-geometry svg:viewBox="0 0 21600 21600" draw:mirror-horizontal="true" draw:mirror-vertical="false" draw:glue-points="10800 0 0 10800 10800 21600 21600 10800" draw:type="flowchart-process" draw:enhanced-path="M 0 0 L 21600 0 21600 21600 0 21600 0 0 Z N"/>
        </draw:custom-shape>
        <draw:custom-shape draw:style-name="gr2" draw:text-style-name="P3" draw:layer="layout" svg:width="7.2cm" svg:height="2cm" svg:x="2.4cm" svg:y="4.7cm">
          <text:p text:style-name="P2">WebGIS UI-<text:line-break/>Komponenten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0.2cm" svg:y="4.7cm">
          <text:p text:style-name="P2">App-Template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8.2cm" svg:y="4.7cm">
          <text:p text:style-name="P2">Konfig.-Engine</text:p>
          <draw:enhanced-geometry svg:viewBox="0 0 21600 21600" draw:glue-points="10800 0 0 10800 10800 21600 21600 10800" draw:type="flowchart-process" draw:enhanced-path="M 0 0 L 21600 0 21600 21600 0 21600 0 0 Z N"/>
        </draw:custom-shape>
        <draw:frame draw:style-name="gr4" draw:text-style-name="P4" draw:layer="layout" svg:width="3.4cm" svg:height="1.038cm" svg:x="12.3cm" svg:y="2.913cm">
          <draw:text-box>
            <text:p text:style-name="P2"><text:span text:style-name="T1">Wegue</text:span></text:p>
          </draw:text-box>
        </draw:frame>
        <draw:custom-shape draw:style-name="gr2" draw:text-style-name="P3" draw:layer="layout" svg:width="7.2cm" svg:height="2cm" svg:x="2.4cm" svg:y="7.4cm">
          <text:p text:style-name="P2">Build-Prozes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0.2cm" svg:y="7.4cm">
          <text:p text:style-name="P2">Unit-Tests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3" draw:layer="layout" svg:width="7.4cm" svg:height="2cm" svg:x="18.2cm" svg:y="7.4cm">
          <text:p text:style-name="P2">ESLint</text:p>
          <draw:enhanced-geometry svg:viewBox="0 0 21600 21600" draw:glue-points="10800 0 0 10800 10800 21600 21600 10800" draw:mirror-horizontal="false" draw:mirror-vertical="false" draw:type="flowchart-process" draw:enhanced-path="M 0 0 L 21600 0 21600 21600 0 21600 0 0 Z N"/>
        </draw:custom-shape>
        <draw:custom-shape draw:style-name="gr5" draw:text-style-name="P6" draw:layer="layout" svg:width="6cm" svg:height="3.8cm" svg:x="3cm" svg:y="11cm">
          <text:p text:style-name="P5"><text:span text:style-name="T2">Vue.js</text:span></text:p>
          <text:p text:style-name="P5"><text:span text:style-name="T2"/></text:p>
          <text:p text:style-name="P5"><text:span text:style-name="T2">(UI / MVVM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6cm" svg:height="3.8cm" svg:x="11cm" svg:y="11cm">
          <text:p text:style-name="P5"><text:span text:style-name="T2">OpenLayers</text:span><text:span text:style-name="T2"><text:line-break/></text:span><text:span text:style-name="T2"><text:line-break/></text:span><text:span text:style-name="T2">(</text:span><text:span text:style-name="T3">Mapping</text:span><text:span text:style-name="T2">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draw:custom-shape draw:style-name="gr5" draw:text-style-name="P6" draw:layer="layout" svg:width="6cm" svg:height="3.8cm" svg:x="19.2cm" svg:y="11cm">
          <text:p text:style-name="P5"><text:span text:style-name="T2">Vuetify</text:span><text:span text:style-name="T2"><text:line-break/></text:span><text:span text:style-name="T2"><text:line-break/></text:span><text:span text:style-name="T2">(Material Design)</text:span></text:p>
          <draw:enhanced-geometry svg:viewBox="0 0 21600 21600" draw:glue-points="10800 0 0 10800 10800 21600 21600 10800" draw:text-areas="?f4 ?f6 ?f5 ?f7" draw:type="flowchart-alternate-process" draw:enhanced-path="M 0 ?f2 Y ?f0 0 L ?f1 0 X 21600 ?f2 L 21600 ?f3 Y ?f1 21600 L ?f0 21600 X 0 ?f3 Z N">
            <draw:equation draw:name="f0" draw:formula="left+2540"/>
            <draw:equation draw:name="f1" draw:formula="right-2540"/>
            <draw:equation draw:name="f2" draw:formula="top+2540"/>
            <draw:equation draw:name="f3" draw:formula="bottom-2540"/>
            <draw:equation draw:name="f4" draw:formula="left+800"/>
            <draw:equation draw:name="f5" draw:formula="right-800"/>
            <draw:equation draw:name="f6" draw:formula="top+800"/>
            <draw:equation draw:name="f7" draw:formula="bottom-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WenQuanYi Micro Hei" style:font-family-asian="'WenQuanYi Micro Hei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Foliennumm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9T10:13:08.686233526</meta:creation-date>
    <dc:date>2019-07-01T13:34:33.969394793</dc:date>
    <meta:editing-duration>PT3H57M9S</meta:editing-duration>
    <meta:editing-cycles>10</meta:editing-cycles>
    <meta:generator>LibreOffice/6.0.7.3$Linux_X86_64 LibreOffice_project/00m0$Build-3</meta:generator>
    <meta:document-statistic meta:object-count="34"/>
  </office:meta>
</office:document-meta>
</file>